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1.66cm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161b03" style:font-size-asian="18pt" style:font-size-complex="18pt"/>
    </style:style>
    <style:style style:name="P3" style:family="paragraph" style:parent-style-name="Table_20_Contents">
      <style:text-properties fo:font-size="18pt" officeooo:rsid="001d2998" officeooo:paragraph-rsid="00161b03" style:font-size-asian="18pt" style:font-size-complex="18pt"/>
    </style:style>
    <style:style style:name="P4" style:family="paragraph" style:parent-style-name="Table_20_Contents">
      <style:text-properties fo:font-size="18pt" officeooo:paragraph-rsid="00161b03" style:font-size-asian="18pt" style:font-size-complex="18pt"/>
    </style:style>
    <style:style style:name="P5" style:family="paragraph" style:parent-style-name="Table_20_Contents">
      <style:text-properties fo:font-size="18pt" fo:font-weight="normal" officeooo:paragraph-rsid="00161b03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29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Основные цели анализа программного кода: <text:s/></text:p>
      <text:p text:style-name="P2">Выявление дефектов и уязвимостей <text:s/></text:p>
      <text:p text:style-name="P2">Оценка качества кода (читаемость, поддерживаемость) <text:s/></text:p>
      <text:p text:style-name="P2"/>
      <text:p text:style-name="P2">2. Важность этапа исследования: <text:s/></text:p>
      <text:p text:style-name="P2">Позволяет обнаружить проблемы на ранних стадиях (до 100x дешевле исправлять) <text:s/></text:p>
      <text:p text:style-name="P2">Гарантирует соответствие кода бизнес-требованиям <text:s/></text:p>
      <text:p text:style-name="P2"/>
      <text:p text:style-name="P2">3. Достижимые результаты:</text:p>
      <text:p text:style-name="P2">Снижение количества багов в production <text:s/></text:p>
      <text:p text:style-name="P2">Улучшение архитектурных решений <text:s/></text:p>
      <text:p text:style-name="P2">Повышение скорости разработки <text:s/></text:p>
      <text:p text:style-name="P2">Формализация знаний о кодовой базе <text:s/></text:p>
      <text:p text:style-name="P2">Сокращение времени онбординга новых разработчиков <text:s/></text:p>
      <text:p text:style-name="P2"/>
      <text:p text:style-name="P2">4.Улучшение качества ПО: <text:s/></text:p>
      <text:p text:style-name="P2">Выявление "запахов кода" (code smells) <text:s/></text:p>
      <text:p text:style-name="P2">Оптимизация ресурсоемких операций <text:s/></text:p>
      <text:p text:style-name="P2">Устранение скрытых уязвимостей безопасности <text:s/></text:p>
      <text:p text:style-name="P2">Повышение тестируемости кода <text:s/></text:p>
      <text:p text:style-name="P2"/>
      <text:p text:style-name="P2">5.Долгосрочные цели: <text:s/></text:p>
      <text:p text:style-name="P2">Контроль технического долга <text:s/></text:p>
      <text:p text:style-name="P2">Обеспечение эволюционной способности системы <text:s/></text:p>
      <text:p text:style-name="P2"/>
      <text:p text:style-name="P2">6. Статический анализ: <text:s/></text:p>
      <text:p text:style-name="P2">Поиск синтаксических ошибок <text:s/></text:p>
      <text:p text:style-name="P2">Выявление неиспользуемого кода <text:s/></text:p>
      <text:p text:style-name="P2"><text:s/></text:p>
      <text:p text:style-name="P2">7. Динамический анализ: <text:s/></text:p>
      <text:p text:style-name="P2">Профилирование использования памяти <text:s/></text:p>
      <text:p text:style-name="P2"><text:s/>Выявление утечек ресурсов <text:s/></text:p>
      <text:p text:style-name="P2"/>
      <text:p text:style-name="P2"><text:soft-page-break/></text:p>
      <text:p text:style-name="P2">8. Рефакторинг vs. Тестирование: <text:s/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Рефакторинг</text:p>
          </table:table-cell>
          <table:table-cell table:style-name="Таблица1.B1" office:value-type="string">
            <text:p text:style-name="P3">Тестирование</text:p>
          </table:table-cell>
        </table:table-row>
        <table:table-row>
          <table:table-cell table:style-name="Таблица1.A2" office:value-type="string">
            <text:p text:style-name="P4"><text:span text:style-name="T1">Улучшение </text:span><text:span text:style-name="Strong_20_Emphasis"><text:span text:style-name="T1">внутренней структуры кода</text:span></text:span><text:span text:style-name="T1"> без изменения поведения (читаемость, поддержка, устранение дублирования).</text:span></text:p>
          </table:table-cell>
          <table:table-cell table:style-name="Таблица1.B2" office:value-type="string">
            <text:p text:style-name="P4"><text:span text:style-name="T1">Выполнение </text:span><text:span text:style-name="Strong_20_Emphasis"><text:span text:style-name="T1">тестов без реальной БД</text:span></text:span><text:span text:style-name="T1"> через моки/стабы/in-memory решения. Фокус на </text:span><text:span text:style-name="Strong_20_Emphasis"><text:span text:style-name="T1">изоляции логики</text:span></text:span><text:span text:style-name="T1"> от инфраструктуры.</text:span></text:p>
          </table:table-cell>
        </table:table-row>
        <table:table-row table:style-name="Таблица1.3">
          <table:table-cell table:style-name="Таблица1.A2" office:value-type="string">
            <text:p text:style-name="P5">Примеры: переименование переменных, упрощение условий, разбиение методов.</text:p>
          </table:table-cell>
          <table:table-cell table:style-name="Таблица1.B2" office:value-type="string">
            <text:p text:style-name="P5">Примеры: моки репозиториев, заглушки DAO, in-memory базы (H2, SQLite).</text:p>
          </table:table-cell>
        </table:table-row>
      </table:table>
      <text:p text:style-name="P2"/>
      <text:p text:style-name="P2"/>
      <text:p text:style-name="P2">9. Документирование кода: <text:s/></text:p>
      <text:p text:style-name="P2">Проверка актуальности комментариев <text:s text:c="2"/></text:p>
      <text:p text:style-name="P2"/>
      <text:p text:style-name="P2">10. Анализ производительности: <text:s/></text:p>
      <text:p text:style-name="P2">Бенчмаркинг критических участков <text:s/></text:p>
      <text:p text:style-name="P2">Оценка алгоритмической сложности <text:s/></text:p>
      <text:p text:style-name="P2"/>
      <text:p text:style-name="P2">11. Методы статического анализа: <text:s/></text:p>
      <text:p text:style-name="P2">Линтер<text:span text:style-name="T2">ы</text:span></text:p>
      <text:p text:style-name="P2">Анализаторы кода </text:p>
      <text:p text:style-name="P2">Метрические инструменты </text:p>
      <text:p text:style-name="P2"/>
      <text:p text:style-name="P2">12. Роль тестирования: <text:s/></text:p>
      <text:p text:style-name="P2">Unit-тесты: проверка изолированных компонентов <text:s/></text:p>
      <text:p text:style-name="P2"/>
      <text:p text:style-name="P2">13.Инструменты динамического анализа: <text:s/></text:p>
      <text:p text:style-name="P2">Профайлеры </text:p>
      <text:p text:style-name="P2">Дебаггеры</text:p>
      <text:p text:style-name="P2"/>
      <text:p text:style-name="P2"><text:soft-page-break/>14.Код-ревью: <text:s/></text:p>
      <text:p text:style-name="P2">Парное программирование</text:p>
      <text:p text:style-name="P2">Инструментальные платформы (GitHub PR, Gerrit) <text:s/></text:p>
      <text:p text:style-name="P2"/>
      <text:p text:style-name="P2">15. Автоматизированные инструменты: <text:s/></text:p>
      <text:p text:style-name="P2">Преимуществ: скорость, объективность, масштабируемость <text:s/></text:p>
      <text:p text:style-name="P2"/>
      <text:p text:style-name="P2">16. Типичные проблемы: <text:s/></text:p>
      <text:p text:style-name="P2">Ложные срабатывания инструментов <text:s/></text:p>
      <text:p text:style-name="P2"/>
      <text:p text:style-name="P2"/>
      <text:p text:style-name="P2">17. Борьба с техническим долгом: <text:s/></text:p>
      <text:p text:style-name="P2">Визуализация долга через dashboards <text:s/></text:p>
      <text:p text:style-name="P2"/>
      <text:p text:style-name="P2">18. Трудности интерпретации: <text:s/></text:p>
      <text:p text:style-name="P2">Различия в стандартах между командами <text:s/></text:p>
      <text:p text:style-name="P2"/>
      <text:p text:style-name="P2">19. Обеспечение безопасности: <text:s/></text:p>
      <text:p text:style-name="P2">Сканирование секретов в коде (GitGuardian) <text:s/></text:p>
      <text:p text:style-name="P2"/>
      <text:p text:style-name="P2">20.Важность метрик: <text:s/></text:p>
      <text:p text:style-name="P2">Раннее выявление деградации качества <text:s/></text:p>
      <text:p text:style-name="P2"/>
      <text:p text:style-name="P2">21. Стратегия исследования: <text:s/></text:p>
      <text:p text:style-name="P2"><text:s text:c="4"/>Определение целей --&gt; Выбор метрик</text:p>
      <text:p text:style-name="P2"><text:s text:c="4"/>--&gt; Подбор инструментов</text:p>
      <text:p text:style-name="P2"><text:s text:c="4"/>--&gt; Интеграция в CI/CD</text:p>
      <text:p text:style-name="P2"><text:s text:c="4"/>--&gt; Регулярный анализ</text:p>
      <text:p text:style-name="P2"><text:s text:c="4"/>--&gt; Корректирующие действия</text:p>
      <text:p text:style-name="P2"/>
      <text:p text:style-name="P2">22. Ключевые метрики: <text:s/></text:p>
      <text:p text:style-name="P2">Сложность: цикломатическая, когнитивная <text:s/></text:p>
      <text:p text:style-name="P2">Качество: покрытие тестами, техдолг <text:s/></text:p>
      <text:p text:style-name="P2">Безопасность: количество уязвимостей <text:s/></text:p>
      <text:p text:style-name="P2"><text:soft-page-break/>Сопровождаемость: индекс поддерживаемости <text:s/></text:p>
      <text:p text:style-name="P2"/>
      <text:p text:style-name="P2">23. Анализ в Agile: <text:s/></text:p>
      <text:p text:style-name="P2">Встраивание в спринты <text:s/></text:p>
      <text:p text:style-name="P2">Инкрементальный подход <text:s/></text:p>
      <text:p text:style-name="P2">Автоматизация в CI/CD пайплайне <text:s/></text:p>
      <text:p text:style-name="P2">Регулярные ретроспективы качества <text:s/></text:p>
      <text:p text:style-name="P2"/>
      <text:p text:style-name="P2">24. Учет UX в коде: <text:s/></text:p>
      <text:p text:style-name="P2">Анализ обработки ошибок <text:s/></text:p>
      <text:p text:style-name="P2">Проверка времени отклика <text:s/></text:p>
      <text:p text:style-name="P2">Тестирование edge cases <text:s/></text:p>
      <text:p text:style-name="P2">Логирование действий пользователя <text:s/></text:p>
      <text:p text:style-name="P2"/>
      <text:p text:style-name="P2">25. Необходимые навыки: <text:s/></text:p>
      <text:p text:style-name="P2">Понимание архитектурных паттернов <text:s/></text:p>
      <text:p text:style-name="P2">Знание предметной области <text:s/></text:p>
      <text:p text:style-name="P2">Опыт работы с инструментами анализа <text:s/></text:p>
      <text:p text:style-name="P2">Критическое мышление <text:s/></text:p>
      <text:p text:style-name="P2">Коммуникационные навыки <text:s/></text:p>
      <text:p text:style-name="P2"/>
      <text:p text:style-name="P2"/>
      <text:p text:style-name="P2">26. Успешные кейсы: <text:s/></text:p>
      <text:p text:style-name="P2">Spotify: снижение инцидентов на 25% через статический анализ <text:s/></text:p>
      <text:p text:style-name="P2">NASA: формальная верификация кода для миссий <text:s/></text:p>
      <text:p text:style-name="P2"/>
      <text:p text:style-name="P2">27. Влияние на разработку: <text:s/></text:p>
      <text:p text:style-name="P2">Сдвиг left качества </text:p>
      <text:p text:style-name="P2">Формирование культуры "чистого кода" <text:s/></text:p>
      <text:p text:style-name="P2">Ускорение вывода продуктов на рынок <text:s/></text:p>
      <text:p text:style-name="P2"/>
      <text:p text:style-name="P2">28. Анализ legacy-кода: <text:s/></text:p>
      <text:p text:style-name="P2">Поэтапный рефакторинг <text:s/></text:p>
      <text:p text:style-name="P2"><text:soft-page-break/>Создание "защитных слоев" через тесты <text:s/></text:p>
      <text:p text:style-name="P2">Документирование через reverse engineering <text:s/></text:p>
      <text:p text:style-name="P2"/>
      <text:p text:style-name="P2">29.ML в анализе кода: <text:s/></text:p>
      <text:p text:style-name="P2">Прогнозирование дефектов </text:p>
      <text:p text:style-name="P2">Генерация тестов </text:p>
      <text:p text:style-name="P2">Автоматический рефакторинг</text:p>
      <text:p text:style-name="P2">Классификация технического долга <text:s/></text:p>
      <text:p text:style-name="P2"/>
      <text:p text:style-name="P2">30. Современные тенденции: <text:s/></text:p>
      <text:p text:style-name="P2">AI-assisted разработка <text:s/></text:p>
      <text:p text:style-name="P2">Continuous code inspection <text:s/></text:p>
      <text:p text:style-name="P2">Quality as Code (инфраструктура качества как код) <text:s/></text:p>
      <text:p text:style-name="P2">Голубо-зеленый анализ (Blue-Green Analysis) <text:s/></text:p>
      <text:p text:style-name="P2">FinOps-метрики для облачного кода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9:23:18.808971589</meta:creation-date>
    <dc:date>2025-06-06T09:57:19.105786108</dc:date>
    <meta:editing-duration>PT34M</meta:editing-duration>
    <meta:editing-cycles>1</meta:editing-cycles>
    <meta:document-statistic meta:table-count="1" meta:image-count="0" meta:object-count="0" meta:page-count="5" meta:paragraph-count="112" meta:word-count="413" meta:character-count="3784" meta:non-whitespace-character-count="3280"/>
    <meta:generator>LibreOffice/7.6.4.1$Linux_X86_64 LibreOffice_project/60$Build-1</meta:generator>
  </office:meta>
</office:document-meta>
</file>